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db7e1" officeooo:paragraph-rsid="000db7e1"/>
    </style:style>
    <style:style style:name="P2" style:family="paragraph" style:parent-style-name="Standard" style:list-style-name="L1">
      <style:text-properties officeooo:rsid="000db7e1" officeooo:paragraph-rsid="000db7e1"/>
    </style:style>
    <style:style style:name="P3" style:family="paragraph" style:parent-style-name="Standard" style:list-style-name="L2">
      <style:text-properties officeooo:rsid="000db7e1" officeooo:paragraph-rsid="000db7e1"/>
    </style:style>
    <style:style style:name="P4" style:family="paragraph" style:parent-style-name="Standard" style:list-style-name="L2">
      <style:text-properties officeooo:rsid="000db7e1" officeooo:paragraph-rsid="000dec1e"/>
    </style:style>
    <style:style style:name="P5" style:family="paragraph" style:parent-style-name="Standard" style:list-style-name="L3">
      <style:text-properties officeooo:rsid="000db7e1" officeooo:paragraph-rsid="000db7e1"/>
    </style:style>
    <style:style style:name="P6" style:family="paragraph" style:parent-style-name="Standard" style:list-style-name="L1">
      <style:text-properties fo:font-weight="bold" officeooo:rsid="000db7e1" officeooo:paragraph-rsid="000db7e1" style:font-weight-asian="bold" style:font-weight-complex="bold"/>
    </style:style>
    <style:style style:name="P7" style:family="paragraph" style:parent-style-name="Standard" style:list-style-name="L2">
      <style:text-properties fo:font-weight="bold" officeooo:rsid="000db7e1" officeooo:paragraph-rsid="000dec1e" style:font-weight-asian="bold" style:font-weight-complex="bold"/>
    </style:style>
    <style:style style:name="P8" style:family="paragraph" style:parent-style-name="Standard" style:list-style-name="L3">
      <style:text-properties fo:font-weight="bold" officeooo:rsid="000db7e1" officeooo:paragraph-rsid="000db7e1" style:font-weight-asian="bold" style:font-weight-complex="bold"/>
    </style:style>
    <style:style style:name="T1" style:family="text">
      <style:text-properties officeooo:rsid="000dec1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</text:p>
      <text:list xml:id="list3989505669645972741" text:style-name="L1">
        <text:list-item>
          <text:p text:style-name="P6">user ID: INT (automatically generated) unique primary key</text:p>
        </text:list-item>
        <text:list-item>
          <text:p text:style-name="P2">age: INT optional</text:p>
        </text:list-item>
        <text:list-item>
          <text:p text:style-name="P2">zip code: <text:span text:style-name="T1">VARCHAR</text:span>(5) optional</text:p>
        </text:list-item>
        <text:list-item>
          <text:p text:style-name="P2">email: VARCHAR(40) NOT NULL <text:span text:style-name="T1">(at least, not until after table creation)</text:span></text:p>
        </text:list-item>
        <text:list-item>
          <text:p text:style-name="P2">password: VARCHAR(20) NOT NULL <text:span text:style-name="T1">(see above)</text:span></text:p>
        </text:list-item>
      </text:list>
      <text:p text:style-name="P1"/>
      <text:p text:style-name="P1">Data</text:p>
      <text:list xml:id="list570964971161384683" text:style-name="L2">
        <text:list-item>
          <text:p text:style-name="P7"><text:span text:style-name="T1">rating_id</text:span>: INT, automatically assigned, <text:span text:style-name="T1">unique primary key</text:span></text:p>
        </text:list-item>
        <text:list-item>
          <text:p text:style-name="P4">user ID: INT, shared with User table</text:p>
        </text:list-item>
        <text:list-item>
          <text:p text:style-name="P3">movie_id: INT, shared with Item table</text:p>
        </text:list-item>
        <text:list-item>
          <text:p text:style-name="P3">score: INT 1-5</text:p>
        </text:list-item>
      </text:list>
      <text:p text:style-name="P1"/>
      <text:p text:style-name="P1">Item</text:p>
      <text:list xml:id="list8304092510019340830" text:style-name="L3">
        <text:list-item>
          <text:p text:style-name="P8">movie_id: INT, shared with Data table, unique primary key</text:p>
        </text:list-item>
        <text:list-item>
          <text:p text:style-name="P5">title: VARCHAR(60), NOT NULL</text:p>
        </text:list-item>
        <text:list-item>
          <text:p text:style-name="P5">release date: INT, NOT NULL</text:p>
        </text:list-item>
        <text:list-item>
          <text:p text:style-name="P5">IMDB URL: VARCHAR(150)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11:20:28.335666211</meta:creation-date>
    <dc:date>2015-07-28T18:01:41.914062626</dc:date>
    <meta:editing-duration>P1DT6H37M3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92" meta:character-count="519" meta:non-whitespace-character-count="456"/>
  </office:meta>
</office:document-meta>
</file>